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officeooo:rsid="000560e0" officeooo:paragraph-rsid="000560e0" style:font-weight-asian="bold" style:font-weight-complex="bold"/>
    </style:style>
    <style:style style:name="P2" style:family="paragraph" style:parent-style-name="Standard">
      <style:text-properties style:font-name="Verdana" fo:font-weight="bold" officeooo:rsid="000560e0" officeooo:paragraph-rsid="000560e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 fo:font-weight="bold" officeooo:rsid="005ebf37" officeooo:paragraph-rsid="005d4617" style:font-weight-asian="bold" style:font-weight-complex="bold"/>
    </style:style>
    <style:style style:name="P4" style:family="paragraph" style:parent-style-name="Standard">
      <style:text-properties style:font-name="Verdana" fo:font-weight="bold" officeooo:rsid="005fa02f" officeooo:paragraph-rsid="00630151" style:font-weight-asian="bold" style:font-weight-complex="bold"/>
    </style:style>
    <style:style style:name="P5" style:family="paragraph" style:parent-style-name="Standard">
      <style:text-properties style:font-name="Verdana" fo:font-weight="bold" officeooo:rsid="00630151" officeooo:paragraph-rsid="00630151" style:font-weight-asian="bold" style:font-weight-complex="bold"/>
    </style:style>
    <style:style style:name="P6" style:family="paragraph" style:parent-style-name="Standard">
      <style:text-properties style:font-name="Verdana" fo:font-weight="bold" officeooo:rsid="0061f05a" officeooo:paragraph-rsid="0061f05a" style:font-weight-asian="bold" style:font-weight-complex="bold"/>
    </style:style>
    <style:style style:name="P7" style:family="paragraph" style:parent-style-name="Standard">
      <style:text-properties style:font-name="Verdana" fo:font-weight="bold" officeooo:rsid="006704e0" officeooo:paragraph-rsid="006704e0" style:font-weight-asian="bold" style:font-weight-complex="bold"/>
    </style:style>
    <style:style style:name="P8" style:family="paragraph" style:parent-style-name="Standard">
      <style:text-properties style:font-name="Verdana" fo:font-weight="bold" officeooo:rsid="006740ed" officeooo:paragraph-rsid="006740ed" style:font-weight-asian="bold" style:font-weight-complex="bold"/>
    </style:style>
    <style:style style:name="P9" style:family="paragraph" style:parent-style-name="Standard">
      <style:text-properties style:font-name="Verdana" officeooo:rsid="000560e0" officeooo:paragraph-rsid="000560e0"/>
    </style:style>
    <style:style style:name="P10" style:family="paragraph" style:parent-style-name="Standard">
      <style:text-properties style:font-name="Verdana" officeooo:rsid="000648ff" officeooo:paragraph-rsid="000648ff"/>
    </style:style>
    <style:style style:name="P11" style:family="paragraph" style:parent-style-name="Standard">
      <style:text-properties style:font-name="Verdana" officeooo:rsid="005fa02f" officeooo:paragraph-rsid="005fa02f"/>
    </style:style>
    <style:style style:name="P12" style:family="paragraph" style:parent-style-name="Standard">
      <style:text-properties style:font-name="Verdana" officeooo:rsid="005fa02f" officeooo:paragraph-rsid="00630151"/>
    </style:style>
    <style:style style:name="P13" style:family="paragraph" style:parent-style-name="Standard">
      <style:text-properties style:font-name="Verdana" officeooo:rsid="006080fe" officeooo:paragraph-rsid="00630151"/>
    </style:style>
    <style:style style:name="P14" style:family="paragraph" style:parent-style-name="Standard">
      <style:text-properties style:font-name="Verdana" officeooo:rsid="0061f05a" officeooo:paragraph-rsid="0061f05a"/>
    </style:style>
    <style:style style:name="P15" style:family="paragraph" style:parent-style-name="Standard">
      <style:text-properties style:font-name="Verdana" officeooo:rsid="00630151" officeooo:paragraph-rsid="00630151"/>
    </style:style>
    <style:style style:name="P16" style:family="paragraph" style:parent-style-name="Standard">
      <style:text-properties style:font-name="Verdana" officeooo:rsid="00246ab9" officeooo:paragraph-rsid="00630151"/>
    </style:style>
    <style:style style:name="P17" style:family="paragraph" style:parent-style-name="Standard">
      <style:text-properties style:font-name="Verdana" fo:font-weight="normal" officeooo:rsid="006740ed" officeooo:paragraph-rsid="006740ed" style:font-weight-asian="normal" style:font-weight-complex="normal"/>
    </style:style>
    <style:style style:name="P18" style:family="paragraph" style:parent-style-name="Standard">
      <style:paragraph-properties fo:break-before="page"/>
      <style:text-properties style:font-name="Verdana" fo:font-weight="bold" officeooo:rsid="00630151" officeooo:paragraph-rsid="00630151" style:font-weight-asian="bold" style:font-weight-complex="bold"/>
    </style:style>
    <style:style style:name="P19" style:family="paragraph" style:parent-style-name="Standard">
      <style:text-properties style:font-name="Verdana" officeooo:rsid="00630151" officeooo:paragraph-rsid="00630151"/>
    </style:style>
    <style:style style:name="P20" style:family="paragraph" style:parent-style-name="Standard">
      <style:text-properties style:font-name="Verdana" officeooo:rsid="0068a0f9" officeooo:paragraph-rsid="0068a0f9"/>
    </style:style>
    <style:style style:name="P21" style:family="paragraph" style:parent-style-name="Standard">
      <style:text-properties style:font-name="Verdana" officeooo:rsid="006a47a7" officeooo:paragraph-rsid="006a47a7"/>
    </style:style>
    <style:style style:name="P22" style:family="paragraph" style:parent-style-name="Standard">
      <style:paragraph-properties fo:break-before="page"/>
      <style:text-properties style:font-name="Verdana" officeooo:rsid="0068a0f9" officeooo:paragraph-rsid="0068a0f9"/>
    </style:style>
    <style:style style:name="T1" style:family="text">
      <style:text-properties officeooo:rsid="005d4617"/>
    </style:style>
    <style:style style:name="T2" style:family="text">
      <style:text-properties officeooo:rsid="005ebf37"/>
    </style:style>
    <style:style style:name="T3" style:family="text">
      <style:text-properties officeooo:rsid="00658fe8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gramación Imperativa</text:p>
      <text:p text:style-name="P1"/>
      <text:p text:style-name="P2">Módulo 1</text:p>
      <text:p text:style-name="P9"/>
      <text:p text:style-name="P2"><text:span text:style-name="T1">Sesión</text:span> 1: <text:span text:style-name="T1">Agosto </text:span><text:span text:style-name="T2">9 </text:span>de 2021</text:p>
      <text:p text:style-name="P9"/>
      <text:p text:style-name="P10">Profesor: <text:span text:style-name="T3">Leandro Barrelli</text:span></text:p>
      <text:p text:style-name="P11"/>
      <text:p text:style-name="P11"/>
      <text:p text:style-name="P6">Pensamiento computacional</text:p>
      <text:p text:style-name="P14">Proceso que permite abordar un problema complejo, comprenderlo y desarrrollar las soluciones más adecuadas</text:p>
      <text:p text:style-name="P14"/>
      <text:p text:style-name="P6">Etapas:</text:p>
      <text:p text:style-name="P14">- Descomposición</text:p>
      <text:p text:style-name="P14">- Reconocimiento de patrones</text:p>
      <text:p text:style-name="P14">- Abstracción</text:p>
      <text:p text:style-name="P14">- Algoritmo</text:p>
      <text:p text:style-name="P14"/>
      <text:p text:style-name="P14"/>
      <text:p text:style-name="P7">Sincrónico</text:p>
      <text:p text:style-name="P7"/>
      <text:p text:style-name="P8">Consigna:</text:p>
      <text:p text:style-name="P8"><text:a xlink:type="simple" xlink:href="https://docs.google.com/document/d/1p2D2Wrmh3OXxme-h9s6LixWDHaHCWmvaKzAaV-OMTYA/edit" text:style-name="Internet_20_link" text:visited-style-name="Visited_20_Internet_20_Link"><text:span text:style-name="T4">https://docs.google.com/document/d/1p2D2Wrmh3OXxme-h9s6LixWDHaHCWmvaKzAaV-OMTYA/edit</text:span></text:a></text:p>
      <text:p text:style-name="P8"/>
      <text:p text:style-name="P8"/>
      <text:p text:style-name="P17">Ejercicio Algoritmo:</text:p>
      <text:p text:style-name="P17"><text:a xlink:type="simple" xlink:href="https://docs.google.com/document/d/1Ep_i9fRSYQTNNXM--G0fS3v5r0fCOnRhsgh7s6voW_0/edit" text:style-name="Internet_20_link" text:visited-style-name="Visited_20_Internet_20_Link">https://docs.google.com/document/d/1Ep_i9fRSYQTNNXM--G0fS3v5r0fCOnRhsgh7s6voW_0/edit</text:a>#</text:p>
      <text:p text:style-name="P17"/>
      <text:p text:style-name="P17">Ejercitación:</text:p>
      <text:p text:style-name="P17"><text:a xlink:type="simple" xlink:href="https://docs.google.com/document/d/1c9zqvHPzJya2pCFyfcXWAAxqL0HgqJfgxQ7joIOECG0/edit" text:style-name="Internet_20_link" text:visited-style-name="Visited_20_Internet_20_Link">https://docs.google.com/document/d/1c9zqvHPzJya2pCFyfcXWAAxqL0HgqJfgxQ7joIOECG0/edit</text:a></text:p>
      <text:p text:style-name="P17"/>
      <text:p text:style-name="P17">Light-bot:</text:p>
      <text:p text:style-name="P17"><text:a xlink:type="simple" xlink:href="https://armorgames.com/play/2205/light-bot" text:style-name="Internet_20_link" text:visited-style-name="Visited_20_Internet_20_Link">https://armorgames.com/play/2205/light-bot</text:a></text:p>
      <text:p text:style-name="P17"/>
      <text:p text:style-name="P17"/>
      <text:p text:style-name="P18">Sesión 2 – Pensando como la computador</text:p>
      <text:p text:style-name="P5"/>
      <text:p text:style-name="P5">Agosto 11 de 2021</text:p>
      <text:p text:style-name="P15"/>
      <text:p text:style-name="P15"/>
      <text:p text:style-name="P16"/>
      <text:p text:style-name="P4">Comunicación:</text:p>
      <text:p text:style-name="P12">Transmisión de señales de un emisor y a un receptor mediante un código común (el lenguaje).</text:p>
      <text:p text:style-name="P12"/>
      <text:p text:style-name="P13">Gobstones:</text:p>
      <text:p text:style-name="P13">Lenguaje educativo desarrollado en Argentina.</text:p>
      <text:p text:style-name="P13"/>
      <text:p text:style-name="P15">Mumuki:</text:p>
      <text:p text:style-name="P15"><text:a xlink:type="simple" xlink:href="https://mumuki.io/primeros-pasos" text:style-name="Internet_20_link" text:visited-style-name="Visited_20_Internet_20_Link">https://mumuki.io/primeros-pasos</text:a></text:p>
      <text:p text:style-name="P15"/>
      <text:p text:style-name="P22">Sesión 3</text:p>
      <text:p text:style-name="P20"/>
      <text:p text:style-name="P20"/>
      <text:p text:style-name="P20"><text:a xlink:type="simple" xlink:href="https://www.piskelapp.com/p/create/sprite" text:style-name="Internet_20_link" text:visited-style-name="Visited_20_Internet_20_Link">https://www.piskelapp.com/p/create/sprite</text:a></text:p>
      <text:p text:style-name="P20"/>
      <text:p text:style-name="P21">tablero(15,15)</text:p>
      <text:p text:style-name="P21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8-12T18:07:52.700000000</dc:date>
    <meta:editing-duration>PT19H40M5S</meta:editing-duration>
    <meta:editing-cycles>55</meta:editing-cycles>
    <meta:document-statistic meta:table-count="0" meta:image-count="0" meta:object-count="0" meta:page-count="3" meta:paragraph-count="31" meta:word-count="90" meta:character-count="962" meta:non-whitespace-character-count="903"/>
  </office:meta>
</office:document-meta>
</file>